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ystem-ui" svg:font-family="system-ui, Ubuntu, 'Droid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2.312cm" style:rel-column-width="1311*"/>
    </style:style>
    <style:style style:name="Tabla1.B" style:family="table-column">
      <style:table-column-properties style:column-width="1.699cm" style:rel-column-width="963*"/>
    </style:style>
    <style:style style:name="Tabla1.C" style:family="table-column">
      <style:table-column-properties style:column-width="8.738cm" style:rel-column-width="4954*"/>
    </style:style>
    <style:style style:name="Tabla1.D" style:family="table-column">
      <style:table-column-properties style:column-width="4.251cm" style:rel-column-width="2410*"/>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1.011cm" style:rel-column-width="573*"/>
    </style:style>
    <style:style style:name="Tabla2.B" style:family="table-column">
      <style:table-column-properties style:column-width="5.789cm" style:rel-column-width="3282*"/>
    </style:style>
    <style:style style:name="Tabla2.C" style:family="table-column">
      <style:table-column-properties style:column-width="2.798cm" style:rel-column-width="1586*"/>
    </style:style>
    <style:style style:name="Tabla2.D" style:family="table-column">
      <style:table-column-properties style:column-width="2.212cm" style:rel-column-width="1254*"/>
    </style:style>
    <style:style style:name="Tabla2.E" style:family="table-column">
      <style:table-column-properties style:column-width="5.191cm" style:rel-column-width="2943*"/>
    </style:style>
    <style:style style:name="Tabla2.A1" style:family="table-cell">
      <style:table-cell-properties fo:padding="0.097cm" fo:border-left="0.05pt solid #000000" fo:border-right="none" fo:border-top="0.05pt solid #000000" fo:border-bottom="0.05pt solid #000000"/>
    </style:style>
    <style:style style:name="Tabla2.E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1.011cm" style:rel-column-width="573*"/>
    </style:style>
    <style:style style:name="Tabla3.B" style:family="table-column">
      <style:table-column-properties style:column-width="5.789cm" style:rel-column-width="3282*"/>
    </style:style>
    <style:style style:name="Tabla3.C" style:family="table-column">
      <style:table-column-properties style:column-width="2.798cm" style:rel-column-width="1586*"/>
    </style:style>
    <style:style style:name="Tabla3.D" style:family="table-column">
      <style:table-column-properties style:column-width="2.212cm" style:rel-column-width="1254*"/>
    </style:style>
    <style:style style:name="Tabla3.E" style:family="table-column">
      <style:table-column-properties style:column-width="5.191cm" style:rel-column-width="2943*"/>
    </style:style>
    <style:style style:name="Tabla3.A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7pt" officeooo:rsid="001d7ebf" officeooo:paragraph-rsid="001d7ebf" style:font-size-asian="7pt" style:font-size-complex="7pt"/>
    </style:style>
    <style:style style:name="P2" style:family="paragraph" style:parent-style-name="Header">
      <style:text-properties officeooo:paragraph-rsid="001d7ebf"/>
    </style:style>
    <style:style style:name="P3" style:family="paragraph" style:parent-style-name="Standard">
      <style:text-properties officeooo:rsid="000f9e1d" officeooo:paragraph-rsid="000f9e1d"/>
    </style:style>
    <style:style style:name="P4" style:family="paragraph" style:parent-style-name="Standard">
      <style:text-properties fo:font-style="italic" style:text-underline-style="solid" style:text-underline-width="auto" style:text-underline-color="font-color" fo:font-weight="bold" officeooo:rsid="000f9e1d" officeooo:paragraph-rsid="000f9e1d" style:font-style-asian="italic" style:font-weight-asian="bold" style:font-style-complex="italic" style:font-weight-complex="bold"/>
    </style:style>
    <style:style style:name="P5" style:family="paragraph" style:parent-style-name="Standard">
      <style:text-properties fo:font-style="italic" style:text-underline-style="solid" style:text-underline-width="auto" style:text-underline-color="font-color" fo:font-weight="bold" officeooo:rsid="000f9e1d" officeooo:paragraph-rsid="00259265" style:font-style-asian="italic" style:font-weight-asian="bold" style:font-style-complex="italic" style:font-weight-complex="bold"/>
    </style:style>
    <style:style style:name="P6" style:family="paragraph" style:parent-style-name="Standard">
      <style:text-properties fo:font-style="italic" style:text-underline-style="solid" style:text-underline-width="auto" style:text-underline-color="font-color" fo:font-weight="bold" officeooo:rsid="0013c4c8" officeooo:paragraph-rsid="0013c4c8" style:font-style-asian="italic" style:font-weight-asian="bold" style:font-style-complex="italic" style:font-weight-complex="bold"/>
    </style:style>
    <style:style style:name="P7"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6f1b9" officeooo:paragraph-rsid="0016f1b9" style:font-style-asian="italic" style:font-weight-asian="bold" style:font-style-complex="italic" style:font-weight-complex="bold"/>
    </style:style>
    <style:style style:name="P8"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6f1b9" officeooo:paragraph-rsid="00259265" style:font-style-asian="italic" style:font-weight-asian="bold" style:font-style-complex="italic" style:font-weight-complex="bold"/>
    </style:style>
    <style:style style:name="P9"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6f1b9" officeooo:paragraph-rsid="0016f1b9" fo:background-color="transparent" style:font-style-asian="italic" style:font-weight-asian="bold" style:font-style-complex="italic" style:font-weight-complex="bold"/>
    </style:style>
    <style:style style:name="P10"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6f1b9" officeooo:paragraph-rsid="00259265" fo:background-color="transparent" style:font-style-asian="italic" style:font-weight-asian="bold" style:font-style-complex="italic" style:font-weight-complex="bold"/>
    </style:style>
    <style:style style:name="P11"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16f1b9" officeooo:paragraph-rsid="00259265" fo:background-color="transparent" style:font-style-asian="italic" style:font-weight-asian="bold" style:font-style-complex="italic" style:font-weight-complex="bold"/>
    </style:style>
    <style:style style:name="P12" style:family="paragraph" style:parent-style-name="Standard">
      <style:text-properties fo:font-style="italic" style:text-underline-style="solid" style:text-underline-width="auto" style:text-underline-color="font-color" fo:font-weight="bold" officeooo:rsid="00171f25" officeooo:paragraph-rsid="00171f25" fo:background-color="transparent" style:font-style-asian="italic" style:font-weight-asian="bold" style:font-style-complex="italic" style:font-weight-complex="bold"/>
    </style:style>
    <style:style style:name="P13" style:family="paragraph" style:parent-style-name="Standard">
      <style:text-properties officeooo:rsid="00139c3e" officeooo:paragraph-rsid="00139c3e"/>
    </style:style>
    <style:style style:name="P14" style:family="paragraph" style:parent-style-name="Standard">
      <style:text-properties officeooo:paragraph-rsid="0014d98c"/>
    </style:style>
    <style:style style:name="P15" style:family="paragraph" style:parent-style-name="Standard">
      <style:text-properties officeooo:rsid="000f9e1d" officeooo:paragraph-rsid="000f9e1d" fo:background-color="#ffff00"/>
    </style:style>
    <style:style style:name="P16" style:family="paragraph" style:parent-style-name="Standard">
      <style:text-properties officeooo:rsid="000f9e1d" officeooo:paragraph-rsid="0013c4c8" fo:background-color="#ffff00"/>
    </style:style>
    <style:style style:name="P17" style:family="paragraph" style:parent-style-name="Standard">
      <style:text-properties officeooo:paragraph-rsid="0013c4c8" fo:background-color="#ffff00"/>
    </style:style>
    <style:style style:name="P18" style:family="paragraph" style:parent-style-name="Standard">
      <style:text-properties officeooo:paragraph-rsid="001fe1ec" fo:background-color="#ffff00"/>
    </style:style>
    <style:style style:name="P19" style:family="paragraph" style:parent-style-name="Standard">
      <style:text-properties officeooo:rsid="0016f1b9" officeooo:paragraph-rsid="0016f1b9" fo:background-color="#ffff00"/>
    </style:style>
    <style:style style:name="P20" style:family="paragraph" style:parent-style-name="Standard">
      <style:text-properties officeooo:rsid="00171f25" officeooo:paragraph-rsid="00171f25" fo:background-color="#ffff00"/>
    </style:style>
    <style:style style:name="P21" style:family="paragraph" style:parent-style-name="Standard" style:list-style-name="L1">
      <style:text-properties officeooo:rsid="001fe1ec" officeooo:paragraph-rsid="001fe1ec" fo:background-color="#ffff00"/>
    </style:style>
    <style:style style:name="P22" style:family="paragraph" style:parent-style-name="Standard">
      <style:text-properties officeooo:rsid="0015f4fa" officeooo:paragraph-rsid="0015f4fa"/>
    </style:style>
    <style:style style:name="P23" style:family="paragraph" style:parent-style-name="Standard">
      <style:text-properties fo:font-style="normal" style:text-underline-style="none" fo:font-weight="normal" officeooo:rsid="001cea44" officeooo:paragraph-rsid="001d7ebf"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style:text-underline-style="none" fo:font-weight="normal" officeooo:rsid="001cea44" officeooo:paragraph-rsid="001d7ebf" style:font-style-asian="normal" style:font-weight-asian="normal" style:font-style-complex="normal" style:font-weight-complex="normal"/>
    </style:style>
    <style:style style:name="P25" style:family="paragraph" style:parent-style-name="Standard">
      <style:text-properties officeooo:paragraph-rsid="001cea44"/>
    </style:style>
    <style:style style:name="P26" style:family="paragraph" style:parent-style-name="Standard">
      <style:paragraph-properties fo:text-align="center" style:justify-single-word="false"/>
      <style:text-properties fo:font-size="18pt" fo:font-weight="bold" officeooo:paragraph-rsid="001d7ebf" style:font-size-asian="18pt" style:font-weight-asian="bold" style:font-size-complex="18pt" style:font-weight-complex="bold"/>
    </style:style>
    <style:style style:name="P27" style:family="paragraph" style:parent-style-name="Standard">
      <style:paragraph-properties fo:text-align="center" style:justify-single-word="false"/>
      <style:text-properties fo:font-size="18pt" fo:font-style="normal" style:text-underline-style="none" fo:font-weight="normal" officeooo:rsid="0021b734" officeooo:paragraph-rsid="0021b734" style:font-size-asian="18pt" style:font-style-asian="normal" style:font-weight-asian="normal" style:font-size-complex="18pt" style:font-style-complex="normal" style:font-weight-complex="normal"/>
    </style:style>
    <style:style style:name="P28" style:family="paragraph" style:parent-style-name="Standard">
      <style:paragraph-properties fo:text-align="center" style:justify-single-word="false"/>
      <style:text-properties fo:font-size="18pt" fo:font-style="italic" style:text-underline-style="none" fo:font-weight="bold" officeooo:rsid="0023973a" officeooo:paragraph-rsid="0023973a" style:font-size-asian="18pt" style:font-style-asian="italic" style:font-weight-asian="bold" style:font-size-complex="18pt" style:font-style-complex="italic" style:font-weight-complex="bold"/>
    </style:style>
    <style:style style:name="P29" style:family="paragraph" style:parent-style-name="Standard">
      <style:paragraph-properties fo:text-align="center" style:justify-single-word="false"/>
      <style:text-properties fo:font-size="18pt" fo:font-style="italic" style:text-underline-style="none" fo:font-weight="bold" officeooo:rsid="00262168" officeooo:paragraph-rsid="00262168" fo:background-color="transparent" style:font-size-asian="18pt" style:font-style-asian="italic" style:font-weight-asian="bold" style:font-size-complex="18pt" style:font-style-complex="italic" style:font-weight-complex="bold"/>
    </style:style>
    <style:style style:name="P30" style:family="paragraph" style:parent-style-name="Standard">
      <style:paragraph-properties fo:text-align="center" style:justify-single-word="false"/>
      <style:text-properties fo:font-size="34pt" fo:font-weight="bold" officeooo:rsid="001d7ebf" officeooo:paragraph-rsid="001d7ebf" style:font-size-asian="34pt" style:font-weight-asian="bold" style:font-size-complex="34pt" style:font-weight-complex="bold"/>
    </style:style>
    <style:style style:name="P31" style:family="paragraph" style:parent-style-name="Standard">
      <style:paragraph-properties fo:text-align="center" style:justify-single-word="false"/>
      <style:text-properties fo:font-size="35pt" fo:font-weight="bold" officeooo:rsid="001d7ebf" officeooo:paragraph-rsid="001d7ebf" style:font-size-asian="35pt" style:font-weight-asian="bold" style:font-size-complex="35pt" style:font-weight-complex="bold"/>
    </style:style>
    <style:style style:name="P32" style:family="paragraph" style:parent-style-name="Standard">
      <style:paragraph-properties fo:text-align="start" style:justify-single-word="false"/>
      <style:text-properties fo:font-size="12pt" fo:font-style="normal" style:text-underline-style="none" fo:font-weight="normal" officeooo:rsid="001cea44" officeooo:paragraph-rsid="001ef77d" style:font-size-asian="12pt" style:font-style-asian="normal" style:font-weight-asian="normal" style:font-size-complex="12pt" style:font-style-complex="normal" style:font-weight-complex="normal"/>
    </style:style>
    <style:style style:name="P33" style:family="paragraph" style:parent-style-name="Standard" style:list-style-name="L1">
      <style:text-properties officeooo:paragraph-rsid="001d7ebf"/>
    </style:style>
    <style:style style:name="P34" style:family="paragraph" style:parent-style-name="Standard" style:list-style-name="L1">
      <style:text-properties officeooo:paragraph-rsid="001fe1ec"/>
    </style:style>
    <style:style style:name="P35" style:family="paragraph" style:parent-style-name="Standard" style:list-style-name="L1">
      <style:text-properties officeooo:rsid="001fe1ec" officeooo:paragraph-rsid="001fe1ec"/>
    </style:style>
    <style:style style:name="P36" style:family="paragraph" style:parent-style-name="Standard">
      <style:text-properties officeooo:paragraph-rsid="001fe1ec"/>
    </style:style>
    <style:style style:name="P37" style:family="paragraph" style:parent-style-name="Standard">
      <style:text-properties officeooo:paragraph-rsid="0020273c"/>
    </style:style>
    <style:style style:name="P38" style:family="paragraph" style:parent-style-name="Standard">
      <style:paragraph-properties fo:text-align="center" style:justify-single-word="false" fo:break-before="page"/>
      <style:text-properties fo:font-size="18pt" fo:font-weight="bold" officeooo:paragraph-rsid="001d7ebf" style:font-size-asian="18pt" style:font-weight-asian="bold" style:font-size-complex="18pt" style:font-weight-complex="bold"/>
    </style:style>
    <style:style style:name="P39" style:family="paragraph" style:parent-style-name="Standard">
      <style:paragraph-properties fo:text-align="center" style:justify-single-word="false" fo:break-before="page"/>
      <style:text-properties fo:font-size="18pt" fo:font-style="normal" style:text-underline-style="none" fo:font-weight="bold" officeooo:rsid="001fe1ec" officeooo:paragraph-rsid="001fe1ec" style:font-size-asian="18pt" style:font-style-asian="normal" style:font-weight-asian="bold" style:font-size-complex="18pt" style:font-style-complex="normal" style:font-weight-complex="bold"/>
    </style:style>
    <style:style style:name="P40" style:family="paragraph" style:parent-style-name="Standard">
      <style:paragraph-properties fo:text-align="center" style:justify-single-word="false" fo:break-before="page"/>
      <style:text-properties fo:font-size="18pt" fo:font-style="italic" style:text-underline-style="solid" style:text-underline-width="auto" style:text-underline-color="font-color" fo:font-weight="bold" officeooo:rsid="0021b734" officeooo:paragraph-rsid="0021b734" style:font-size-asian="18pt" style:font-style-asian="italic" style:font-weight-asian="bold" style:font-size-complex="18pt" style:font-style-complex="italic" style:font-weight-complex="bold"/>
    </style:style>
    <style:style style:name="P41" style:family="paragraph" style:parent-style-name="Table_20_Contents">
      <style:paragraph-properties fo:text-align="start" style:justify-single-word="false"/>
      <style:text-properties officeooo:paragraph-rsid="001d7ebf"/>
    </style:style>
    <style:style style:name="P42" style:family="paragraph" style:parent-style-name="Table_20_Contents">
      <style:paragraph-properties fo:text-align="start" style:justify-single-word="false"/>
      <style:text-properties officeooo:paragraph-rsid="00259265"/>
    </style:style>
    <style:style style:name="P43" style:family="paragraph" style:parent-style-name="Table_20_Contents">
      <style:paragraph-properties fo:text-align="start" style:justify-single-word="false"/>
      <style:text-properties officeooo:rsid="001d7ebf" officeooo:paragraph-rsid="001d7ebf"/>
    </style:style>
    <style:style style:name="P44" style:family="paragraph" style:parent-style-name="Table_20_Contents">
      <style:paragraph-properties fo:text-align="end" style:justify-single-word="false"/>
      <style:text-properties officeooo:rsid="001d7ebf" officeooo:paragraph-rsid="001d7ebf"/>
    </style:style>
    <style:style style:name="P45" style:family="paragraph" style:parent-style-name="Table_20_Contents">
      <style:paragraph-properties fo:text-align="center" style:justify-single-word="false"/>
      <style:text-properties fo:font-size="12pt" fo:font-weight="bold" officeooo:rsid="001d7ebf" officeooo:paragraph-rsid="001d7ebf" style:font-size-asian="12pt" style:font-weight-asian="bold" style:font-size-complex="12pt" style:font-weight-complex="bold"/>
    </style:style>
    <style:style style:name="P46" style:family="paragraph" style:parent-style-name="Table_20_Contents">
      <style:paragraph-properties fo:text-align="center" style:justify-single-word="false"/>
      <style:text-properties officeooo:paragraph-rsid="00259265"/>
    </style:style>
    <style:style style:name="P47" style:family="paragraph" style:parent-style-name="Table_20_Contents">
      <style:paragraph-properties fo:text-align="center" style:justify-single-word="false"/>
      <style:text-properties fo:font-size="11pt" officeooo:rsid="00259265" officeooo:paragraph-rsid="00259265" style:font-size-asian="11pt" style:font-size-complex="11pt"/>
    </style:style>
    <style:style style:name="P48" style:family="paragraph" style:parent-style-name="Table_20_Contents">
      <style:paragraph-properties fo:text-align="start" style:justify-single-word="false"/>
      <style:text-properties fo:font-size="11pt" officeooo:rsid="00259265" officeooo:paragraph-rsid="00259265" style:font-size-asian="11pt" style:font-size-complex="11pt"/>
    </style:style>
    <style:style style:name="P49" style:family="paragraph" style:parent-style-name="Table_20_Contents">
      <style:paragraph-properties fo:text-align="center" style:justify-single-word="false"/>
      <style:text-properties fo:font-size="11pt" fo:font-weight="bold" officeooo:rsid="0023973a" officeooo:paragraph-rsid="00259265" style:font-size-asian="11pt" style:font-weight-asian="bold" style:font-size-complex="11pt" style:font-weight-complex="bold"/>
    </style:style>
    <style:style style:name="P50" style:family="paragraph" style:parent-style-name="Table_20_Contents">
      <style:paragraph-properties fo:text-align="center" style:justify-single-word="false"/>
      <style:text-properties fo:font-size="10pt" officeooo:rsid="0023973a" officeooo:paragraph-rsid="00259265" style:font-size-asian="10pt" style:font-size-complex="10pt"/>
    </style:style>
    <style:style style:name="P51" style:family="paragraph" style:parent-style-name="Table_20_Contents">
      <style:paragraph-properties fo:text-align="start" style:justify-single-word="false"/>
      <style:text-properties fo:font-size="10pt" officeooo:rsid="0023973a" officeooo:paragraph-rsid="00259265" style:font-size-asian="10pt" style:font-size-complex="10pt"/>
    </style:style>
    <style:style style:name="P52" style:family="paragraph" style:parent-style-name="Table_20_Contents">
      <style:paragraph-properties fo:text-align="center" style:justify-single-word="false"/>
      <style:text-properties fo:font-size="10pt" officeooo:rsid="00259265" officeooo:paragraph-rsid="00259265" style:font-size-asian="10pt" style:font-size-complex="10pt"/>
    </style:style>
    <style:style style:name="P53" style:family="paragraph" style:parent-style-name="Table_20_Contents">
      <style:paragraph-properties fo:text-align="center" style:justify-single-word="false"/>
      <style:text-properties fo:font-size="10pt" officeooo:rsid="0025a55d" officeooo:paragraph-rsid="0025a55d" style:font-size-asian="10pt" style:font-size-complex="10pt"/>
    </style:style>
    <style:style style:name="T1" style:family="text">
      <style:text-properties officeooo:rsid="000f9e1d"/>
    </style:style>
    <style:style style:name="T2" style:family="text">
      <style:text-properties fo:font-style="italic" officeooo:rsid="001d7ebf" style:font-style-asian="italic" style:font-style-complex="italic"/>
    </style:style>
    <style:style style:name="T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 style:family="text">
      <style:text-properties style:text-underline-style="none"/>
    </style:style>
    <style:style style:name="T5" style:family="text">
      <style:text-properties style:text-underline-style="none" officeooo:rsid="0011fa73"/>
    </style:style>
    <style:style style:name="T6" style:family="text">
      <style:text-properties officeooo:rsid="0013c4c8"/>
    </style:style>
    <style:style style:name="T7" style:family="text">
      <style:text-properties officeooo:rsid="0014d98c"/>
    </style:style>
    <style:style style:name="T8" style:family="text">
      <style:text-properties fo:background-color="#ffff00" loext:char-shading-value="0"/>
    </style:style>
    <style:style style:name="T9" style:family="text">
      <style:text-properties officeooo:rsid="001cea44"/>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fo:font-weight="normal" officeooo:rsid="001cea44" style:font-style-asian="normal" style:font-weight-asian="normal" style:font-style-complex="normal" style:font-weight-complex="normal"/>
    </style:style>
    <style:style style:name="T12" style:family="text">
      <style:text-properties fo:font-style="normal" style:text-underline-style="none" fo:font-weight="normal" officeooo:rsid="001fe1ec" style:font-style-asian="normal" style:font-weight-asian="normal" style:font-style-complex="normal" style:font-weight-complex="normal"/>
    </style:style>
    <style:style style:name="T13" style:family="text">
      <style:text-properties fo:font-style="normal" style:text-underline-style="none" fo:font-weight="normal" officeooo:rsid="0020273c" style:font-style-asian="normal" style:font-weight-asian="normal" style:font-style-complex="normal" style:font-weight-complex="normal"/>
    </style:style>
    <style:style style:name="T14" style:family="text">
      <style:text-properties fo:font-style="normal" style:text-underline-style="none" fo:font-weight="normal" officeooo:rsid="0020273c" fo:background-color="#ffff00" loext:char-shading-value="0" style:font-style-asian="normal" style:font-weight-asian="normal" style:font-style-complex="normal" style:font-weight-complex="normal"/>
    </style:style>
    <style:style style:name="T15" style:family="text">
      <style:text-properties fo:font-style="normal" style:text-underline-style="none" fo:font-weight="normal" officeooo:rsid="001cea44" fo:background-color="#ffff00" loext:char-shading-value="0" style:font-style-asian="normal" style:font-weight-asian="normal" style:font-style-complex="normal" style:font-weight-complex="normal"/>
    </style:style>
    <style:style style:name="T16" style:family="text">
      <style:text-properties fo:font-style="normal" style:text-underline-style="none" fo:font-weight="normal" officeooo:rsid="0020273c" fo:background-color="transparent" loext:char-shading-value="0" style:font-style-asian="normal" style:font-weight-asian="normal" style:font-style-complex="normal" style:font-weight-complex="normal"/>
    </style:style>
    <style:style style:name="T17" style:family="text">
      <style:text-properties fo:font-style="normal" style:text-underline-style="none" fo:font-weight="bold" officeooo:rsid="001cea44" style:font-style-asian="normal" style:font-weight-asian="bold" style:font-style-complex="normal" style:font-weight-complex="bold"/>
    </style:style>
    <style:style style:name="T18" style:family="text">
      <style:text-properties fo:font-style="normal" style:text-underline-style="none" style:font-style-asian="normal" style:font-style-complex="normal"/>
    </style:style>
    <style:style style:name="T19" style:family="text">
      <style:text-properties fo:font-style="normal" style:text-underline-style="none" officeooo:rsid="001d7ebf" style:font-style-asian="normal" style:font-style-complex="normal"/>
    </style:style>
    <style:style style:name="T20" style:family="text">
      <style:text-properties fo:font-style="normal" officeooo:rsid="001d7ebf" style:font-style-asian="normal" style:font-style-complex="normal"/>
    </style:style>
    <style:style style:name="T21" style:family="text">
      <style:text-properties officeooo:rsid="001d7ebf"/>
    </style:style>
    <style:style style:name="T22" style:family="text">
      <style:text-properties fo:font-size="7pt" officeooo:rsid="001d7ebf" style:font-size-asian="7pt" style:font-size-complex="7pt"/>
    </style:style>
    <style:style style:name="T23" style:family="text">
      <style:text-properties officeooo:rsid="001ef77d"/>
    </style:style>
    <style:style style:name="T24" style:family="text">
      <style:text-properties officeooo:rsid="001fe1ec"/>
    </style:style>
    <style:style style:name="T25" style:family="text">
      <style:text-properties officeooo:rsid="0020273c"/>
    </style:style>
    <style:style style:name="T26" style:family="text">
      <style:text-properties officeooo:rsid="00259265"/>
    </style:style>
    <style:style style:name="T27" style:family="text">
      <style:text-properties fo:font-size="10pt" officeooo:rsid="0023973a" style:font-size-asian="10pt" style:font-size-complex="10pt"/>
    </style:style>
    <style:style style:name="T28" style:family="text">
      <style:text-properties fo:font-size="10pt" officeooo:rsid="00259265" style:font-size-asian="10pt" style:font-size-complex="10pt"/>
    </style:style>
    <style:style style:name="T29" style:family="text">
      <style:text-properties fo:font-size="10pt" officeooo:rsid="0025a55d" style:font-size-asian="10pt" style:font-size-complex="10pt"/>
    </style:style>
    <style:style style:name="T30" style:family="text">
      <style:text-properties officeooo:rsid="0025a55d"/>
    </style:style>
    <style:style style:name="T31" style:family="text">
      <style:text-properties fo:font-size="11pt" officeooo:rsid="00259265" style:font-size-asian="11pt" style:font-size-complex="11pt"/>
    </style:style>
    <style:style style:name="T32" style:family="text">
      <style:text-properties fo:font-size="11pt" officeooo:rsid="0025a55d"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19"/></text:p>
      <text:p text:style-name="P30"><text:span text:style-name="T18"/></text:p>
      <text:p text:style-name="P30"><text:span text:style-name="T18"/></text:p>
      <text:p text:style-name="P30"><text:span text:style-name="T18"/></text:p>
      <text:p text:style-name="P30"><text:span text:style-name="T18"/></text:p>
      <text:p text:style-name="P30"><text:span text:style-name="T18"/></text:p>
      <text:p text:style-name="P30"><text:span text:style-name="T18"/></text:p>
      <text:p text:style-name="P30"><text:span text:style-name="T18">Especificaciones Sistema WebServices</text:span></text:p>
      <text:p text:style-name="P30"><text:span text:style-name="T18"/></text:p>
      <text:p text:style-name="P31"><text:span text:style-name="T18">“arapyAPI”</text:span></text:p>
      <text:p text:style-name="P38"><text:span text:style-name="T19">Historial de Revisión</text:span></text:p>
      <text:p text:style-name="P24"><text:tab/></text:p>
      <table:table table:name="Tabla1" table:style-name="Tabla1">
        <table:table-column table:style-name="Tabla1.A"/>
        <table:table-column table:style-name="Tabla1.B"/>
        <table:table-column table:style-name="Tabla1.C"/>
        <table:table-column table:style-name="Tabla1.D"/>
        <table:table-row table:style-name="TableLine94731056975200">
          <table:table-cell table:style-name="Tabla1.A1" office:value-type="string">
            <text:p text:style-name="P45">Fecha</text:p>
          </table:table-cell>
          <table:table-cell table:style-name="Tabla1.A1" office:value-type="string">
            <text:p text:style-name="P45">Versión</text:p>
          </table:table-cell>
          <table:table-cell table:style-name="Tabla1.A1" office:value-type="string">
            <text:p text:style-name="P45">Descripción</text:p>
          </table:table-cell>
          <table:table-cell table:style-name="Tabla1.D1" office:value-type="string">
            <text:p text:style-name="P45">Autor</text:p>
          </table:table-cell>
        </table:table-row>
        <table:table-row table:style-name="TableLine94731056975200">
          <table:table-cell table:style-name="Tabla1.A2" office:value-type="string">
            <text:p text:style-name="P43">04/02/2022</text:p>
          </table:table-cell>
          <table:table-cell table:style-name="Tabla1.A2" office:value-type="string">
            <text:p text:style-name="P44">0.0.1</text:p>
          </table:table-cell>
          <table:table-cell table:style-name="Tabla1.A2" office:value-type="string">
            <text:p text:style-name="P43">Se documenta las características de mensajería.</text:p>
          </table:table-cell>
          <table:table-cell table:style-name="Tabla1.D2" office:value-type="string">
            <text:p text:style-name="P43">Lic. José Acosta</text:p>
          </table:table-cell>
        </table:table-row>
        <table:table-row table:style-name="TableLine94731056975200">
          <table:table-cell table:style-name="Tabla1.A2" office:value-type="string">
            <text:p text:style-name="P43">10/02/2022</text:p>
          </table:table-cell>
          <table:table-cell table:style-name="Tabla1.A2" office:value-type="string">
            <text:p text:style-name="P44">0.0.1</text:p>
          </table:table-cell>
          <table:table-cell table:style-name="Tabla1.A2" office:value-type="string">
            <text:p text:style-name="P41"><text:span text:style-name="T21">Se documenta el servicio /a</text:span><text:span text:style-name="T2">rapy/</text:span><text:span text:style-name="T20">api/auth/signin</text:span></text:p>
          </table:table-cell>
          <table:table-cell table:style-name="Tabla1.D2" office:value-type="string">
            <text:p text:style-name="P43">Lic. José Acosta</text:p>
          </table:table-cell>
        </table:table-row>
      </table:table>
      <text:p text:style-name="P24"/>
      <text:p text:style-name="P39">Introducción</text:p>
      <text:p text:style-name="P32"><text:tab/><text:span text:style-name="T23">El presente documento contiene las especificaciones de los servicios del core del Sistema Informático arapy, llamado arapyAPI.</text:span></text:p>
      <text:p text:style-name="P23"><text:tab/>La comunicación entre los si<text:span text:style-name="T24">s</text:span>temas FrontEnd y BackEnd <text:span text:style-name="T24">se basan en el intercambio de documentos JSON, estos </text:span>serán realizadas sobre el protocolo HTTP<text:span text:style-name="T24">S </text:span><text:span text:style-name="T25">y sobre el método POST</text:span>, con el estándar APIREST.</text:p>
      <text:p text:style-name="P23"><text:tab/><text:span text:style-name="T24">Con el objetivo de asegurar la confidencialidad, integridad y confianza de la información que se intercambia mútuamente entre los sistemas, la definición de los sistemas contempla los siguientes aspectos:</text:span></text:p>
      <text:list xml:id="list2776031210" text:style-name="L1">
        <text:list-item>
          <text:p text:style-name="P33"><text:span text:style-name="T12">Confidencialidad.</text:span></text:p>
          <text:list>
            <text:list-item>
              <text:p text:style-name="P35"><text:span text:style-name="T12">E</text:span><text:span text:style-name="T10">l canal de comunicación será un canal HTTPS.</text:span></text:p>
            </text:list-item>
          </text:list>
        </text:list-item>
        <text:list-item>
          <text:p text:style-name="P35"><text:span text:style-name="T10">Integridad, autenticidad y no repudio.</text:span></text:p>
          <text:list>
            <text:list-item>
              <text:p text:style-name="P34"><text:span text:style-name="T12">El intercambio de información se realizará en formato JSON con una sola estructura, tanto para el request como para el response.</text:span></text:p>
              <text:p text:style-name="P35"><text:span text:style-name="T10">El JSON payload ( carga útil del mensaje) deberá ser firmado igitalemnte, con este firmado se asegura la integridad de los datos desde la emisión hasta la recepción en ambos sentidos.</text:span></text:p>
            </text:list-item>
          </text:list>
        </text:list-item>
      </text:list>
      <text:p text:style-name="P36"><text:span text:style-name="T12"><text:tab/>Los datos contenidos en la estructura JSON se firmará electrónicamente mediante el </text:span><text:span text:style-name="T11">estándar JWT. (</text:span><text:a xlink:type="simple" xlink:href="https://www.jwt.io/" text:style-name="Internet_20_link" text:visited-style-name="Visited_20_Internet_20_Link">https://www.jwt.io</text:a><text:span text:style-name="T11">), </text:span><text:span text:style-name="T13">con el algoritmo HS512</text:span><text:span text:style-name="T11">.</text:span></text:p>
      <text:p text:style-name="P25"><text:span text:style-name="T11"><text:tab/>Todos los servicios del BackEnd (a excepción de los contenidos en el controlador /arapy/api/auth/**) solo podrán ser consumidos si en el Header del Request tiene el parámetro </text:span><text:span text:style-name="T17">Authorization</text:span><text:span text:style-name="T11"> tipo </text:span><text:span text:style-name="T17">Bearer</text:span><text:span text:style-name="T11">, con el token de turoización (</text:span><text:span text:style-name="T17">accessToken</text:span><text:span text:style-name="T11">) creado previamente por el backend, cifrado y con llave privada, al momento de que el usuario realice un login (/arapy/api/auth/signin).</text:span></text:p>
      <text:p text:style-name="P25"><text:span text:style-name="T11"><text:tab/>Este accessToken, tiene un tiempo de expiración, cuando dicho token expire, el backend no procesará ninguna petición de ese token.</text:span></text:p>
      <text:p text:style-name="P25"><text:span text:style-name="T11"><text:tab/>Al momento que el usuario hace login, el backend retorna un mensaje con los datos de accessToken y un refreshToken, este último parámetro, debe de ser utilizado haciendo una petición al endpoint (/arapy/api/auth/refreshtoken), con el cual el backend retornará un nuevo token, siempre y cuando el usuario no haya cerrado sesión.</text:span></text:p>
      <text:p text:style-name="P25"><text:span text:style-name="T11"><text:tab/>Las claves privadas, para generar el accessToken y cifrar y colocar llave de seguridad a los mensajes tantos request como response, así como los tiempos de expiración de los accessToken y refreshToken están en el application.properties del proyecto arapyAPI.</text:span></text:p>
      <text:p text:style-name="P36"><text:span text:style-name="T11"><text:tab/></text:span></text:p>
      <text:p text:style-name="P39"><text:span text:style-name="T9">E</text:span>jemplo</text:p>
      <text:p text:style-name="P36"><text:span text:style-name="T11"><text:tab/></text:span><text:span text:style-name="T12">Ejemplo de estructura de mensaje (payload) que se quiere enviar al servidor desde el FrontEnd:</text:span></text:p>
      <text:p text:style-name="P36"><text:span text:style-name="T11"><text:tab/><text:tab/></text:span><text:span text:style-name="T15">{</text:span></text:p>
      <text:p text:style-name="P18"><text:span text:style-name="T11"><text:tab/><text:tab/> <text:s/>"usuario": "jacosta",</text:span></text:p>
      <text:p text:style-name="P18"><text:span text:style-name="T11"><text:tab/><text:tab/> <text:s/>"password": "123"</text:span></text:p>
      <text:p text:style-name="P18"><text:span text:style-name="T11"><text:tab/><text:tab/>}</text:span></text:p>
      <text:p text:style-name="P36"><text:span text:style-name="T11"><text:tab/></text:span><text:span text:style-name="T13">Este mensaje, en vez de ir, tal cual, y en texto plano en el body del request, deberá ir cifrado, y firmado digitalmente con la clave privada que está alojada el los sistemas, tanto en el frontEnd como en el BackEnd.</text:span></text:p>
      <text:p text:style-name="P37"><text:span text:style-name="T13"><text:tab/>Suponiendo que nuestra llave privada es “hola mundo”, y respetando el estándar para</text:span><text:span text:style-name="T11"> JWT. (</text:span><text:a xlink:type="simple" xlink:href="https://www.jwt.io/" text:style-name="Internet_20_link" text:visited-style-name="Visited_20_Internet_20_Link">https://www.jwt.io</text:a><text:span text:style-name="T11">), </text:span><text:span text:style-name="T13">con el algoritmo HS512, ese payload se convierte en:</text:span></text:p>
      <text:p text:style-name="P37"><text:span text:style-name="T13"><text:tab/></text:span><text:span text:style-name="T14">eyJhbGciOiJIUzUxMiIsInR5cCI6IkpXVCJ9.eyJ1c3VhcmlvIjoiamFjb3N0YSIsInBhc3N3b3JkIjoiMTIzIn0.gucrmqZqBqLcmsebFMTfxu2D4gisV0-fCR78TxkIrQsWoQBN0h4gXxoQdpUUUEkKC7oCK1-v-moHLOrXfMFlTg</text:span></text:p>
      <text:p text:style-name="P25"><text:span text:style-name="T12"/></text:p>
      <text:p text:style-name="P25"><text:span text:style-name="T12"><text:tab/></text:span><text:span text:style-name="T13">Y es éste dato el que hay que enviar al BackEnd dentro de un JSON con el parámetro “data”, como se muestra a continuación.</text:span></text:p>
      <text:list xml:id="list84630792928165" text:continue-numbering="true" text:style-name="L1">
        <text:list-item>
          <text:list>
            <text:list-header>
              <text:p text:style-name="P21"><text:span text:style-name="T10">{</text:span></text:p>
              <text:p text:style-name="P21"><text:span text:style-name="T10">"data": "eyJhbGciOiJIUzUxMiJ9.eyJjb2RSZXN1bHRhZG8iOjIwMSwidHh0UmVzdWx0YWRvIjoiVXN1YXJpbyB5L28gQ29udHJhc2XDsWEgSW5jb3JyZWN0b3MifQ.4vnvPoMAEWQAup9l3FrMgR_S9Tq4pIg58x_vUoRAECqeH5JeItsQrVXpi2SsPL7o70JK96ztAyDRHWvuIl-JtQ"</text:span></text:p>
              <text:p text:style-name="P21"><text:span text:style-name="T10">}</text:span></text:p>
            </text:list-header>
          </text:list>
        </text:list-item>
      </text:list>
      <text:p text:style-name="P37"><text:span text:style-name="T16"><text:tab/>Este mensaje es recibido por el backend, y primeramente verifica que la firma digital del mensaje haya sido firmado con la misma clave privada alojada en el propio backend, y a continuación verifica la integridad del mensaje con dicha firma.</text:span></text:p>
      <text:p text:style-name="P37"><text:span text:style-name="T16"><text:tab/>Esta estructura de seguridad se respeta para todos los mensajes tanto desde el frontend al backend, como del backend al frontend.</text:span></text:p>
      <text:p text:style-name="P3"><text:span text:style-name="T3"/></text:p>
      <text:p text:style-name="P3"><text:span text:style-name="T3"/></text:p>
      <text:p text:style-name="P40">Servicios</text:p>
      <text:p text:style-name="P27"/>
      <text:p text:style-name="P28">LOGIN</text:p>
      <text:p text:style-name="P28"/>
      <text:p text:style-name="P3"><text:span text:style-name="T3">EndPoint:</text:span> <text:a xlink:type="simple" xlink:href="http://localhost:8080/arapy/api/auth/signin" text:style-name="Internet_20_link" text:visited-style-name="Visited_20_Internet_20_Link"><text:span text:style-name="T8">http://localhost:8080/arapy/api/auth/signin</text:span></text:a></text:p>
      <text:p text:style-name="P3"><text:span text:style-name="T3">Método:</text:span> <text:span text:style-name="T8">POST</text:span></text:p>
      <text:p text:style-name="P14"><text:span text:style-name="T7">Descripción: Este el el método que se encarga de realizar la autenticación del usuario en la aplicación, si los datos de autenticación son correctos, el sistema le genera un token para ser utilizado en el Header de las de más peticiones a la API, con el parámetro Authentication del tipo Bearer.</text:span></text:p>
      <text:p text:style-name="P7">Request</text:p>
      <text:p text:style-name="P8"/>
      <table:table table:name="Tabla2" table:style-name="Tabla2">
        <table:table-column table:style-name="Tabla2.A"/>
        <table:table-column table:style-name="Tabla2.B"/>
        <table:table-column table:style-name="Tabla2.C"/>
        <table:table-column table:style-name="Tabla2.D"/>
        <table:table-column table:style-name="Tabla2.E"/>
        <table:table-row table:style-name="TableLine94731047178800">
          <table:table-cell table:style-name="Tabla2.A1" office:value-type="string">
            <text:p text:style-name="P49">Nro.</text:p>
          </table:table-cell>
          <table:table-cell table:style-name="Tabla2.A1" office:value-type="string">
            <text:p text:style-name="P49">Tag</text:p>
          </table:table-cell>
          <table:table-cell table:style-name="Tabla2.A1" office:value-type="string">
            <text:p text:style-name="P49">Tipo de Dato</text:p>
          </table:table-cell>
          <table:table-cell table:style-name="Tabla2.A1" office:value-type="string">
            <text:p text:style-name="P49">Obligatorio</text:p>
          </table:table-cell>
          <table:table-cell table:style-name="Tabla2.E1" office:value-type="string">
            <text:p text:style-name="P49">Nota</text:p>
          </table:table-cell>
        </table:table-row>
        <table:table-row table:style-name="TableLine94731047178800">
          <table:table-cell table:style-name="Tabla2.A2" office:value-type="string">
            <text:p text:style-name="P50">1</text:p>
          </table:table-cell>
          <table:table-cell table:style-name="Tabla2.A2" office:value-type="string">
            <text:p text:style-name="P51">usuario</text:p>
          </table:table-cell>
          <table:table-cell table:style-name="Tabla2.A2" office:value-type="string">
            <text:p text:style-name="P50">String</text:p>
          </table:table-cell>
          <table:table-cell table:style-name="Tabla2.A2" office:value-type="string">
            <text:p text:style-name="P50">SI</text:p>
          </table:table-cell>
          <table:table-cell table:style-name="Tabla2.E2" office:value-type="string">
            <text:p text:style-name="P50">Debe de ir el nombre de usuario hasheado en SHA256.</text:p>
          </table:table-cell>
        </table:table-row>
        <table:table-row table:style-name="TableLine94731047178800">
          <table:table-cell table:style-name="Tabla2.A2" office:value-type="string">
            <text:p text:style-name="P47">2</text:p>
          </table:table-cell>
          <table:table-cell table:style-name="Tabla2.A2" office:value-type="string">
            <text:p text:style-name="P48">password</text:p>
          </table:table-cell>
          <table:table-cell table:style-name="Tabla2.A2" office:value-type="string">
            <text:p text:style-name="P50">String</text:p>
          </table:table-cell>
          <table:table-cell table:style-name="Tabla2.A2" office:value-type="string">
            <text:p text:style-name="P50">SI</text:p>
          </table:table-cell>
          <table:table-cell table:style-name="Tabla2.E2" office:value-type="string">
            <text:p text:style-name="P46"><text:span text:style-name="T27">Debe de ir </text:span><text:span text:style-name="T28">la contraseña </text:span><text:span text:style-name="T27">de</text:span><text:span text:style-name="T28">l</text:span><text:span text:style-name="T27"> usuario hasheado en SHA256.</text:span></text:p>
          </table:table-cell>
        </table:table-row>
        <table:table-row table:style-name="TableLine94731047178800">
          <table:table-cell table:style-name="Tabla2.A2" office:value-type="string">
            <text:p text:style-name="P47">3</text:p>
          </table:table-cell>
          <table:table-cell table:style-name="Tabla2.A2" office:value-type="string">
            <text:p text:style-name="P48">IpUltimoAcceso</text:p>
          </table:table-cell>
          <table:table-cell table:style-name="Tabla2.A2" office:value-type="string">
            <text:p text:style-name="P52">String</text:p>
          </table:table-cell>
          <table:table-cell table:style-name="Tabla2.A2" office:value-type="string">
            <text:p text:style-name="P52">SI</text:p>
          </table:table-cell>
          <table:table-cell table:style-name="Tabla2.E2" office:value-type="string">
            <text:p text:style-name="P46"><text:span text:style-name="T27">Debe de ir </text:span><text:span text:style-name="T28">la dirección IP del equipo de donde está accediendo el usuario.</text:span></text:p>
          </table:table-cell>
        </table:table-row>
        <table:table-row table:style-name="TableLine94731047178800">
          <table:table-cell table:style-name="Tabla2.A2" office:value-type="string">
            <text:p text:style-name="P47">4</text:p>
          </table:table-cell>
          <table:table-cell table:style-name="Tabla2.A2" office:value-type="string">
            <text:p text:style-name="P48">ExtrasUltimoAcceso</text:p>
          </table:table-cell>
          <table:table-cell table:style-name="Tabla2.A2" office:value-type="string">
            <text:p text:style-name="P52">String</text:p>
          </table:table-cell>
          <table:table-cell table:style-name="Tabla2.A2" office:value-type="string">
            <text:p text:style-name="P52">NO</text:p>
          </table:table-cell>
          <table:table-cell table:style-name="Tabla2.E2" office:value-type="string">
            <text:p text:style-name="P46"><text:span text:style-name="T27">Debe de ir </text:span><text:span text:style-name="T28">datos extras de acceso, así como navegador, versión, o cualquier tipo de dato relevante.</text:span></text:p>
          </table:table-cell>
        </table:table-row>
      </table:table>
      <text:p text:style-name="P5">JSON:</text:p>
      <text:p text:style-name="P15">{</text:p>
      <text:p text:style-name="P15"><text:s text:c="2"/>"usuario": "ffe8ac24b58bf7399848ec991e702da2b2406ce57dc4e09ceb72ea1556abb11a",</text:p>
      <text:p text:style-name="P15"><text:s text:c="2"/>"password": "cba4648aeb329af15f2ce5cf6db072ef8a55d652fb5af1e632960bdbbc446d52",</text:p>
      <text:p text:style-name="P15"><text:s text:c="2"/>"ipUltimoAcceso": "192.168.0.0",</text:p>
      <text:p text:style-name="P15"><text:s text:c="2"/>"extrasUltimoAcceso": "<text:span text:style-name="T4">C</text:span><text:span text:style-name="T5">hr</text:span><text:span text:style-name="T4">ome</text:span>"</text:p>
      <text:p text:style-name="P15">}</text:p>
      <text:p text:style-name="P3"/>
      <text:p text:style-name="P4">Observación:</text:p>
      <text:p text:style-name="P13">usuario debe de ser el hash SHA256 del usuario.</text:p>
      <text:p text:style-name="P13">password debe de ser el hash SHA256 de la contraseña del usuario.</text:p>
      <text:p text:style-name="P22">ExtrasUltimoAcceso debe de ir información acerca del navegador, versión, y todo lo que pueda recolectarse del inicio de sesión.</text:p>
      <text:p text:style-name="P13">Ejemplo:</text:p>
      <text:p text:style-name="P13">Usuario: jacosta</text:p>
      <text:p text:style-name="P13">SHA256: <text:s/><text:span text:style-name="T1">ffe8ac24b58bf7399848ec991e702da2b2406ce57dc4e09ceb72ea1556abb11a</text:span></text:p>
      <text:p text:style-name="P13">Contraseña: 123456a*</text:p>
      <text:p text:style-name="P13">SHA256: <text:s/><text:span text:style-name="T1">cba4648aeb329af15f2ce5cf6db072ef8a55d652fb5af1e632960bdbbc446d52</text:span></text:p>
      <text:p text:style-name="P6">JWT:</text:p>
      <text:p text:style-name="P16">{</text:p>
      <text:p text:style-name="P17"><text:span text:style-name="T1"><text:s/>"</text:span><text:span text:style-name="T6">data</text:span><text:span text:style-name="T1">": "eyJhbGciOiJIUzUxMiIsInR5cCI6IkpXVCJ9.eyJ1c3VhcmlvIjoiZmZlOGFjMjRiNThiZjczOTk4NDhlYzk5MWU3MDJkYTJiMjQwNmNlNTdkYzRlMDljZWI3MmVhMTU1NmFiYjExYSIsInBhc3N3b3JkIjoiY2JhNDY0OGFlYjMyOWFmMTVmMmNlNWNmNmRiMDcyZWY4YTU1ZDY1MmZiNWFmMWU2MzI5NjBiZGJiYzQ0NmQ1MiIsImlwVWx0aW1vQWNjZXNvIjoiMTkyLjE2O</text:span><text:soft-page-break/><text:span text:style-name="T1">C4wLjAiLCJleHRyYXNVbHRpbW9BY2Nlc28iOiJDaHJvbWUifQ.E0GFhz9CFtq0qXHKNmmip1WvW-oTpqu9_iDG_2k2CNfUQqXKuUuVuH00A5NtQa-J49h42BrKdFDN9BJNp0wj3g"</text:span></text:p>
      <text:p text:style-name="P16">}</text:p>
      <text:p text:style-name="P9">Response</text:p>
      <text:p text:style-name="P10"/>
      <table:table table:name="Tabla3" table:style-name="Tabla3">
        <table:table-column table:style-name="Tabla3.A"/>
        <table:table-column table:style-name="Tabla3.B"/>
        <table:table-column table:style-name="Tabla3.C"/>
        <table:table-column table:style-name="Tabla3.D"/>
        <table:table-column table:style-name="Tabla3.E"/>
        <table:table-row table:style-name="TableLine94731035785696">
          <table:table-cell table:style-name="Tabla3.A1" office:value-type="string">
            <text:p text:style-name="P49">Nro.</text:p>
          </table:table-cell>
          <table:table-cell table:style-name="Tabla3.A1" office:value-type="string">
            <text:p text:style-name="P49">Tag</text:p>
          </table:table-cell>
          <table:table-cell table:style-name="Tabla3.A1" office:value-type="string">
            <text:p text:style-name="P49">Tipo de Dato</text:p>
          </table:table-cell>
          <table:table-cell table:style-name="Tabla3.A1" office:value-type="string">
            <text:p text:style-name="P49">Obligatorio</text:p>
          </table:table-cell>
          <table:table-cell table:style-name="Tabla3.E1" office:value-type="string">
            <text:p text:style-name="P49">Nota</text:p>
          </table:table-cell>
        </table:table-row>
        <table:table-row table:style-name="TableLine94731035785696">
          <table:table-cell table:style-name="Tabla3.A2" office:value-type="string">
            <text:p text:style-name="P50">1</text:p>
          </table:table-cell>
          <table:table-cell table:style-name="Tabla3.A2" office:value-type="string">
            <text:p text:style-name="P51">codResultado</text:p>
          </table:table-cell>
          <table:table-cell table:style-name="Tabla3.A2" office:value-type="string">
            <text:p text:style-name="P50">String</text:p>
          </table:table-cell>
          <table:table-cell table:style-name="Tabla3.A2" office:value-type="string">
            <text:p text:style-name="P50">SI</text:p>
          </table:table-cell>
          <table:table-cell table:style-name="Tabla3.E2" office:value-type="string">
            <text:p text:style-name="P52">En caso de ser correcto el login, retorna 200, en caso de ser error en autenticación 201</text:p>
          </table:table-cell>
        </table:table-row>
        <table:table-row table:style-name="TableLine94731035785696">
          <table:table-cell table:style-name="Tabla3.A2" office:value-type="string">
            <text:p text:style-name="P47">2</text:p>
          </table:table-cell>
          <table:table-cell table:style-name="Tabla3.A2" office:value-type="string">
            <text:p text:style-name="P48">txtResultado</text:p>
          </table:table-cell>
          <table:table-cell table:style-name="Tabla3.A2" office:value-type="string">
            <text:p text:style-name="P50">String</text:p>
          </table:table-cell>
          <table:table-cell table:style-name="Tabla3.A2" office:value-type="string">
            <text:p text:style-name="P50">SI</text:p>
          </table:table-cell>
          <table:table-cell table:style-name="Tabla3.E2" office:value-type="string">
            <text:p text:style-name="P46"><text:span text:style-name="T27">En caso de ser correcto el login, retorna </text:span><text:span text:style-name="T28">SUCCESS</text:span><text:span text:style-name="T27">, en caso de ser error en autenticación 201</text:span></text:p>
          </table:table-cell>
        </table:table-row>
        <table:table-row table:style-name="TableLine94731035785696">
          <table:table-cell table:style-name="Tabla3.A2" office:value-type="string">
            <text:p text:style-name="P47">3</text:p>
          </table:table-cell>
          <table:table-cell table:style-name="Tabla3.A2" office:value-type="string">
            <text:p text:style-name="P48">data</text:p>
          </table:table-cell>
          <table:table-cell table:style-name="Tabla3.A2" office:value-type="string">
            <text:p text:style-name="P52">String</text:p>
          </table:table-cell>
          <table:table-cell table:style-name="Tabla3.A2" office:value-type="string">
            <text:p text:style-name="P52">NO</text:p>
          </table:table-cell>
          <table:table-cell table:style-name="Tabla3.E2" office:value-type="string">
            <text:p text:style-name="P52"><text:span text:style-name="T26">R</text:span>etorna solo si el login es correcto</text:p>
          </table:table-cell>
        </table:table-row>
        <table:table-row table:style-name="TableLine94731035785696">
          <table:table-cell table:style-name="Tabla3.A2" office:value-type="string">
            <text:p text:style-name="P47"/>
          </table:table-cell>
          <table:table-cell table:style-name="Tabla3.A2" office:value-type="string">
            <text:p text:style-name="P48">accessToken</text:p>
          </table:table-cell>
          <table:table-cell table:style-name="Tabla3.A2" office:value-type="string">
            <text:p text:style-name="P52">String</text:p>
          </table:table-cell>
          <table:table-cell table:style-name="Tabla3.A2" office:value-type="string">
            <text:p text:style-name="P52">SI</text:p>
          </table:table-cell>
          <table:table-cell table:style-name="Tabla3.E2" office:value-type="string">
            <text:p text:style-name="P46"><text:span text:style-name="T28">Es el token generado por el servidor para autenticar en las demás peticiones.</text:span></text:p>
          </table:table-cell>
        </table:table-row>
        <table:table-row table:style-name="TableLine94731035785696">
          <table:table-cell table:style-name="Tabla3.A2" office:value-type="string">
            <text:p text:style-name="P47"/>
          </table:table-cell>
          <table:table-cell table:style-name="Tabla3.A2" office:value-type="string">
            <text:p text:style-name="P48">aokenType</text:p>
          </table:table-cell>
          <table:table-cell table:style-name="Tabla3.A2" office:value-type="string">
            <text:p text:style-name="P52">String</text:p>
          </table:table-cell>
          <table:table-cell table:style-name="Tabla3.A2" office:value-type="string">
            <text:p text:style-name="P52">SI</text:p>
          </table:table-cell>
          <table:table-cell table:style-name="Tabla3.E2" office:value-type="string">
            <text:p text:style-name="P52">Indica el tipo de Token, para nuestro caso el Bearer</text:p>
          </table:table-cell>
        </table:table-row>
        <table:table-row table:style-name="TableLine94731035785696">
          <table:table-cell table:style-name="Tabla3.A2" office:value-type="string">
            <text:p text:style-name="P47"/>
          </table:table-cell>
          <table:table-cell table:style-name="Tabla3.A2" office:value-type="string">
            <text:p text:style-name="P48">refreshToken</text:p>
          </table:table-cell>
          <table:table-cell table:style-name="Tabla3.A2" office:value-type="string">
            <text:p text:style-name="P52">String</text:p>
          </table:table-cell>
          <table:table-cell table:style-name="Tabla3.A2" office:value-type="string">
            <text:p text:style-name="P52">SI</text:p>
          </table:table-cell>
          <table:table-cell table:style-name="Tabla3.E2" office:value-type="string">
            <text:p text:style-name="P52">Es el Token generado por el servidor para volver a solicitar otro token cuando el accessToken expire.</text:p>
          </table:table-cell>
        </table:table-row>
        <table:table-row table:style-name="TableLine94731035785696">
          <table:table-cell table:style-name="Tabla3.A2" office:value-type="string">
            <text:p text:style-name="P47"/>
          </table:table-cell>
          <table:table-cell table:style-name="Tabla3.A2" office:value-type="string">
            <text:p text:style-name="P48">fechaCaducaPassword</text:p>
          </table:table-cell>
          <table:table-cell table:style-name="Tabla3.A2" office:value-type="string">
            <text:p text:style-name="P52">Date</text:p>
          </table:table-cell>
          <table:table-cell table:style-name="Tabla3.A2" office:value-type="string">
            <text:p text:style-name="P52">SI</text:p>
          </table:table-cell>
          <table:table-cell table:style-name="Tabla3.E2" office:value-type="string">
            <text:p text:style-name="P46"><text:span text:style-name="T28">Indica la fecha de caducidad de su contraseña, sirve para indicar al usuario que cambie su contraseña si corresponde.</text:span></text:p>
          </table:table-cell>
        </table:table-row>
        <table:table-row table:style-name="TableLine94731035785696">
          <table:table-cell table:style-name="Tabla3.A2" office:value-type="string">
            <text:p text:style-name="P47"/>
          </table:table-cell>
          <table:table-cell table:style-name="Tabla3.A2" office:value-type="string">
            <text:p text:style-name="P42"><text:span text:style-name="T31">fecha</text:span><text:span text:style-name="T32">UltimoAcceso</text:span></text:p>
          </table:table-cell>
          <table:table-cell table:style-name="Tabla3.A2" office:value-type="string">
            <text:p text:style-name="P52">Date</text:p>
          </table:table-cell>
          <table:table-cell table:style-name="Tabla3.A2" office:value-type="string">
            <text:p text:style-name="P53">NO</text:p>
          </table:table-cell>
          <table:table-cell table:style-name="Tabla3.E2" office:value-type="string">
            <text:p text:style-name="P46"><text:span text:style-name="T28">Indica la fecha de </text:span><text:span text:style-name="T29">último acceso del usuario al sistema</text:span></text:p>
          </table:table-cell>
        </table:table-row>
      </table:table>
      <text:p text:style-name="P11">JSON:</text:p>
      <text:p text:style-name="P19">{</text:p>
      <text:p text:style-name="P19"><text:s text:c="2"/>"codResultado": 200,</text:p>
      <text:p text:style-name="P19"><text:s text:c="2"/>"txtResultado": "SUCCESS",</text:p>
      <text:p text:style-name="P19"><text:s text:c="2"/>"data": {</text:p>
      <text:p text:style-name="P19"><text:s text:c="4"/>"accessToken": "eyJhbGciOiJIUzUxMiJ9.eyJzdWIiOiJqYWNvc3RhIiwiaWF0IjoxNjQzOTExMTI0LCJleHAiOjE2NDM5MTE0MjR9.T-ukY5bEpmrVR8bzFgZRuVAIEr4PpjetJefDLLM0wWGD5ilcHmf8ONj14gc1LPFz8w9xgXL_kglXeLrgimHzXw",</text:p>
      <text:p text:style-name="P19"><text:s text:c="4"/>"type": "Bearer",</text:p>
      <text:p text:style-name="P19"><text:s text:c="4"/>"refreshToken": "3001f59c-e916-41ab-a435-ac8695a5a0a6",</text:p>
      <text:p text:style-name="P19"><text:s text:c="4"/>"fechaCaducaPassword": "ene. 27, 2022",</text:p>
      <text:p text:style-name="P19"><text:s text:c="4"/>"fechaUltimoAcceso": “ene. 25, 2022”</text:p>
      <text:p text:style-name="P19"><text:s text:c="2"/>}</text:p>
      <text:p text:style-name="P19">}</text:p>
      <text:p text:style-name="P12">JWT:</text:p>
      <text:p text:style-name="P20">{</text:p>
      <text:p text:style-name="P20"><text:s/>“data”: “eyJhbGciOiJIUzUxMiJ9.eyJjb2RSZXN1bHRhZG8iOjIwMCwidHh0UmVzdWx0YWRvIjoiU1VDQ0VTUyIsImRhdGEiOnsiYWNjZXNzVG9rZW4iOiJleUpoYkdjaU9pSklVelV4TWlKOS5leUp6ZFdJaU9pSnFZV052YzNSaElpd2lhV0YwSWpveE5qUXpPVEV4TVRJMExDSmxlSEFpT2pFMk5ETTVNVEUwTWpSOS5ULXVrWTViRXBtclZSOGJ6RmdaUnVWQUlFcjRQcGpldEplZkRMT<text:soft-page-break/>E0wd1dHRDVpbGNIbWY4T05qMTRnYzFMUEZ6OHc5eGdYTF9rZ2xYZUxyZ2ltSHpYdyIsInR5cGUiOiJCZWFyZXIiLCJyZWZyZXNoVG9rZW4iOiIzMDAxZjU5Yy1lOTE2LTQxYWItYTQzNS1hYzg2OTVhNWEwYTYiLCJmZWNoYUNhZHVjYVBhc3N3b3JkIjoiZW5lLiAyNywgMjAyMiIsImZlY2hhVWx0aW1vQWNjZXNvIjp7InNlY29uZHMiOjE2NDM2NDU1NzYsIm5hbm9zIjowfX19.vw66SaoWBGsF5SADWUPGwcK06jbLqs8WI2l2byPnks10jofGGd6HiAmBo_TMnnHropBXJAorKpdeoCAdYAN2vQ”</text:p>
      <text:p text:style-name="P20">}</text:p>
      <text:p text:style-name="P20"/>
      <text:p text:style-name="P20"/>
      <text:p text:style-name="P29">LOGOU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ystem-ui" svg:font-family="system-ui, Ubuntu, 'Droid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Y"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Y"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7pt" officeooo:rsid="001d7ebf" officeooo:paragraph-rsid="001d7ebf" style:font-size-asian="7pt" style:font-size-complex="7pt"/>
    </style:style>
    <style:style style:name="MP2" style:family="paragraph" style:parent-style-name="Header">
      <style:text-properties officeooo:paragraph-rsid="001d7ebf"/>
    </style:style>
    <style:style style:name="MT1" style:family="text">
      <style:text-properties fo:font-size="7pt" officeooo:rsid="001d7ebf" style:font-size-asian="7pt" style:font-size-complex="7pt"/>
    </style:style>
    <style:page-layout style:name="Mpm1">
      <style:page-layout-properties fo:page-width="21.001cm" fo:page-height="29.7cm" style:num-format="1" style:print-orientation="portrait" fo:margin-top="0.963cm" fo:margin-bottom="1.074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095cm" fo:margin-bottom="0.499cm"/>
      </style:header-style>
      <style:footer-style>
        <style:header-footer-properties svg:height="1.506cm" fo:margin-top="0.499cm"/>
      </style:footer-style>
    </style:page-layout>
  </office:automatic-styles>
  <office:master-styles>
    <style:master-page style:name="Standard" style:page-layout-name="Mpm1">
      <style:header>
        <text:p text:style-name="MP1">Cooperativa “8 de Marzo” Ltda.<text:tab/><text:tab/>Departamento de Análisis y Desarrollo Informático</text:p>
        <text:p text:style-name="MP1">_________________________________________________________________________________________________________________________________________</text:p>
      </style:header>
      <style:footer>
        <text:p text:style-name="Footer">________________________________________________________________________________</text:p>
        <text:p text:style-name="MP2"><text:span text:style-name="MT1">Sistema Informático arapy<text:tab/><text:tab/>Pág. </text:span><text:span text:style-name="MT1"><text:page-number text:select-page="current">4</text:page-number></text:span><text:span text:style-name="MT1"><text:s/>de </text:span><text:span text:style-name="MT1"><text:page-count>7</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4T07:16:25.642700832</meta:creation-date>
    <dc:date>2022-02-10T08:46:30.559751826</dc:date>
    <meta:editing-duration>P6DT1H17M35S</meta:editing-duration>
    <meta:editing-cycles>18</meta:editing-cycles>
    <meta:generator>LibreOffice/6.4.7.2$Linux_X86_64 LibreOffice_project/40$Build-2</meta:generator>
    <meta:document-statistic meta:table-count="3" meta:image-count="0" meta:object-count="0" meta:page-count="7" meta:paragraph-count="159" meta:word-count="940" meta:character-count="8025" meta:non-whitespace-character-count="7179"/>
  </office:meta>
</office:document-meta>
</file>